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744cm" fo:min-width="9.07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3.77cm" fo:min-width="5.65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4.706cm" fo:min-width="8.014cm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0.433cm" fo:min-width="2.885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002cm" fo:min-width="4.974cm"/>
    </style:style>
    <style:style style:name="gr9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0.433cm" fo:min-width="1.996cm"/>
    </style:style>
    <style:style style:name="gr10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0.433cm" fo:min-width="1.738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2.126cm" fo:min-width="5.65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1.492cm" fo:min-width="7.844cm"/>
    </style:style>
    <style:style style:name="gr1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4" style:family="graphic" style:parent-style-name="objectwithoutfill">
      <style:graphic-properties draw:marker-end="Symmetric_20_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Courier 10 Pitch1" fo:font-size="10pt" style:font-size-asian="10pt" style:font-size-complex="10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6pt" style:text-underline-style="solid" style:text-underline-width="auto" style:text-underline-color="font-color" style:font-size-asian="6pt" style:font-size-complex="6pt"/>
    </style:style>
    <style:style style:name="T3" style:family="text">
      <style:text-properties style:font-name="Courier New1"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style:font-name="Courier New1" fo:font-size="11pt" style:text-underline-style="none" style:font-size-asian="11pt" style:font-size-complex="11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style:font-name="Courier New1" fo:font-size="6pt" style:font-size-asian="6pt" style:font-size-complex="6pt"/>
    </style:style>
    <style:style style:name="T8" style:family="text">
      <style:text-properties style:font-name="Courier 10 Pitch1" fo:font-size="10pt" style:font-size-asian="10pt" style:font-size-complex="10pt"/>
    </style:style>
    <style:style style:name="T9" style:family="text">
      <style:text-properties style:font-name="Courier 10 Pitch1"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xml:id="id1" draw:id="id1" draw:layer="layout" svg:width="9.579cm" svg:height="1.994cm" svg:x="2.47cm" svg:y="2.408cm">
              <text:p text:style-name="P1"><text:span text:style-name="T1">PlaylistFactory</text:span></text:p>
              <text:p text:style-name="P1"><text:span text:style-name="T2"/></text:p>
              <text:p text:style-name="P1"><text:span text:style-name="T3">+instance() : PlaylistFactory</text:span></text:p>
              <text:p text:style-name="P1"><text:span text:style-name="T1">~genEmptyList() : Playlist</text:span></text:p>
              <text:p text:style-name="P1"><text:span text:style-name="T1">~genSampleList(genre: String) : Playlist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2.47cm" svg:y1="2.874cm" svg:x2="12.049cm" svg:y2="2.874cm">
              <text:p/>
            </draw:line>
            <draw:line draw:style-name="gr2" draw:text-style-name="P3" draw:layer="layout" svg:x1="2.47cm" svg:y1="3.089cm" svg:x2="12.049cm" svg:y2="3.089cm">
              <text:p/>
            </draw:line>
            <draw:custom-shape draw:style-name="gr3" draw:text-style-name="P2" xml:id="id2" draw:id="id2" draw:layer="layout" svg:width="6.15cm" svg:height="4.02cm" svg:x="3.17cm" svg:y="6.262cm">
              <text:p text:style-name="P1"><text:span text:style-name="T1">+Playlist</text:span></text:p>
              <text:p text:style-name="P1"><text:span text:style-name="T4">-name : String</text:span></text:p>
              <text:p text:style-name="P1"><text:span text:style-name="T4">-currentSong : int</text:span></text:p>
              <text:p text:style-name="P1"><text:span text:style-name="T4">+getNumSongs() : int</text:span></text:p>
              <text:p text:style-name="P1"><text:span text:style-name="T4">+getSongNum(i: int) : Song</text:span></text:p>
              <text:p text:style-name="P1"><text:span text:style-name="T4">~shuffle() : void</text:span></text:p>
              <text:p text:style-name="P1"><text:span text:style-name="T4">~add(s: Song) : void</text:span></text:p>
              <text:p text:style-name="P1"><text:span text:style-name="T4">~remove(s: Song) : void</text:span></text:p>
              <text:p text:style-name="P1"><text:span text:style-name="T4">+play(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3.17cm" svg:y1="6.714cm" svg:x2="9.32cm" svg:y2="6.714cm">
              <text:p/>
            </draw:line>
            <draw:line draw:style-name="gr2" draw:text-style-name="P3" draw:layer="layout" svg:x1="3.17cm" svg:y1="7.606cm" svg:x2="9.32cm" svg:y2="7.606cm">
              <text:p/>
            </draw:line>
            <draw:custom-shape draw:style-name="gr4" draw:text-style-name="P2" xml:id="id4" draw:id="id4" draw:layer="layout" svg:width="8.514cm" svg:height="4.956cm" svg:x="11.917cm" svg:y="5.326cm">
              <text:p text:style-name="P1"><text:span text:style-name="T1">+Song</text:span></text:p>
              <text:p text:style-name="P1"><text:span text:style-name="T4">-title : String</text:span></text:p>
              <text:p text:style-name="P1"><text:span text:style-name="T4">-artist: String</text:span></text:p>
              <text:p text:style-name="P1"><text:span text:style-name="T4">-genre[]: String</text:span></text:p>
              <text:p text:style-name="P1"><text:span text:style-name="T4">-filename: String</text:span></text:p>
              <text:p text:style-name="P1"><text:span text:style-name="T4">-length: int</text:span></text:p>
              <text:p text:style-name="P1"><text:span text:style-name="T4">+Song(title: String, artist: String,</text:span></text:p>
              <text:p text:style-name="P1"><text:span text:style-name="T4">filename: String)</text:span></text:p>
              <text:p text:style-name="P1"><text:span text:style-name="T4">+genStream(pos: int) : MP3Stream</text:span></text:p>
              <text:p text:style-name="P1"><text:span text:style-name="T4">+getLength(): int</text:span></text:p>
              <text:p text:style-name="P1"><text:span text:style-name="T4">+play() 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3" draw:layer="layout" svg:x1="11.917cm" svg:y1="5.783cm" svg:x2="20.431cm" svg:y2="5.783cm">
              <text:p/>
            </draw:line>
            <draw:line draw:style-name="gr2" draw:text-style-name="P3" xml:id="id7" draw:id="id7" draw:layer="layout" svg:x1="11.917cm" svg:y1="8.029cm" svg:x2="20.431cm" svg:y2="8.029cm">
              <text:p/>
            </draw:line>
            <draw:frame draw:style-name="gr5" draw:text-style-name="P4" draw:layer="layout" svg:width="0.142cm" svg:height="1.038cm" svg:x="11.46cm" svg:y="7.193cm">
              <draw:text-box>
                <text:p><text:span text:style-name="T5">*</text:span></text:p>
              </draw:text-box>
            </draw:frame>
            <draw:frame draw:style-name="gr5" draw:text-style-name="P4" draw:layer="layout" svg:width="0.127cm" svg:height="1.038cm" svg:x="9.65cm" svg:y="7.388cm">
              <draw:text-box>
                <text:p><text:span text:style-name="T5">*</text:span></text:p>
              </draw:text-box>
            </draw:frame>
            <draw:connector draw:style-name="gr6" draw:text-style-name="P5" draw:layer="layout" draw:type="line" svg:x1="7.259cm" svg:y1="4.402cm" svg:x2="6.245cm" svg:y2="6.262cm" draw:start-shape="id1" draw:start-glue-point="2" draw:end-shape="id2" draw:end-glue-point="0" svg:d="M7259 4402l-1014 1860" svg:viewBox="0 0 1015 1861">
              <text:p/>
            </draw:connector>
            <draw:frame draw:style-name="gr7" draw:text-style-name="P6" draw:layer="layout" svg:width="3.385cm" svg:height="0.683cm" svg:x="6.665cm" svg:y="4.933cm">
              <draw:text-box draw:corner-radius="2.032cm">
                <text:p><text:span text:style-name="T6">&lt;&lt;instantiates&gt;&gt;</text:span></text:p>
              </draw:text-box>
            </draw:frame>
            <draw:custom-shape draw:style-name="gr8" draw:text-style-name="P2" draw:layer="layout" svg:width="5.474cm" svg:height="1.252cm" svg:x="14.543cm" svg:y="2.662cm">
              <text:p text:style-name="P1"><text:span text:style-name="T1">+TunesMgr</text:span></text:p>
              <text:p text:style-name="P1"><text:span text:style-name="T7"/></text:p>
              <text:p text:style-name="P1"><text:span text:style-name="T3">+main(args[]: String)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4.543cm" svg:y1="3.164cm" svg:x2="20.017cm" svg:y2="3.164cm">
              <text:p/>
            </draw:line>
            <draw:line draw:style-name="gr2" draw:text-style-name="P3" xml:id="id3" draw:id="id3" draw:layer="layout" svg:x1="14.543cm" svg:y1="3.328cm" svg:x2="20.017cm" svg:y2="3.328cm">
              <text:p/>
            </draw:line>
            <draw:connector draw:style-name="gr6" draw:text-style-name="P5" draw:layer="layout" draw:type="line" svg:x1="14.543cm" svg:y1="3.328cm" svg:x2="12.049cm" svg:y2="3.405cm" draw:start-shape="id3" draw:start-glue-point="3" draw:end-shape="id1" draw:end-glue-point="1" svg:d="M14543 3328l-2494 77" svg:viewBox="0 0 2495 78">
              <text:p/>
            </draw:connector>
            <draw:connector draw:style-name="gr6" draw:text-style-name="P5" draw:layer="layout" draw:type="line" svg:x1="15.042cm" svg:y1="4.008cm" svg:x2="9.196cm" svg:y2="6.173cm" svg:d="M15042 4008l-5846 2165" svg:viewBox="0 0 5847 2166">
              <text:p/>
            </draw:connector>
            <draw:frame draw:style-name="gr9" draw:text-style-name="P6" draw:layer="layout" svg:width="2.496cm" svg:height="0.683cm" svg:x="13.173cm" svg:y="4.31cm">
              <draw:text-box draw:corner-radius="2.032cm">
                <text:p><text:span text:style-name="T6">&lt;&lt;uses&gt;&gt;</text:span></text:p>
              </draw:text-box>
            </draw:frame>
            <draw:frame draw:style-name="gr10" draw:text-style-name="P6" draw:layer="layout" svg:width="2.238cm" svg:height="0.683cm" svg:x="12.366cm" svg:y="2.697cm">
              <draw:text-box draw:corner-radius="2.032cm">
                <text:p><text:span text:style-name="T6">&lt;&lt;uses&gt;&gt;</text:span></text:p>
              </draw:text-box>
            </draw:frame>
            <draw:custom-shape draw:style-name="gr11" draw:text-style-name="P2" xml:id="id5" draw:id="id5" draw:layer="layout" svg:width="6.15cm" svg:height="2.376cm" svg:x="12.27cm" svg:y="11.462cm">
              <text:p text:style-name="P1"><text:span text:style-name="T1">MP3Stream</text:span></text:p>
              <text:p text:style-name="P1"><text:span text:style-name="T4">-byte[]: audio</text:span></text:p>
              <text:p text:style-name="P1"><text:span text:style-name="T4">~play(volume: int) : void</text:span></text:p>
              <text:p text:style-name="P1"><text:span text:style-name="T4">~pause() : void</text:span></text:p>
              <text:p text:style-name="P1"><text:span text:style-name="T4">~seekTo(pos: in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2.27cm" svg:y1="11.975cm" svg:x2="18.42cm" svg:y2="11.975cm">
              <text:p/>
            </draw:line>
            <draw:line draw:style-name="gr2" draw:text-style-name="P3" draw:layer="layout" svg:x1="12.27cm" svg:y1="12.449cm" svg:x2="18.42cm" svg:y2="12.449cm">
              <text:p/>
            </draw:line>
            <draw:frame draw:style-name="gr7" draw:text-style-name="P6" draw:layer="layout" svg:width="3.385cm" svg:height="0.683cm" svg:x="12.356cm" svg:y="10.372cm">
              <draw:text-box draw:corner-radius="2.032cm">
                <text:p><text:span text:style-name="T6">&lt;&lt;instantiates&gt;&gt;</text:span></text:p>
              </draw:text-box>
            </draw:frame>
            <draw:connector draw:style-name="gr6" draw:text-style-name="P5" draw:layer="layout" draw:type="line" svg:x1="16.174cm" svg:y1="10.282cm" svg:x2="15.345cm" svg:y2="11.462cm" draw:start-shape="id4" draw:start-glue-point="2" draw:end-shape="id5" svg:d="M16174 10282l-829 1180" svg:viewBox="0 0 830 1181">
              <text:p/>
            </draw:connector>
            <draw:custom-shape draw:style-name="gr12" draw:text-style-name="P2" xml:id="id6" draw:id="id6" draw:layer="layout" svg:width="8.344cm" svg:height="1.742cm" svg:x="1.605cm" svg:y="11.66cm">
              <text:p text:style-name="P1"><text:span text:style-name="T1">SettingsCenter</text:span></text:p>
              <text:p text:style-name="P1"><text:span text:style-name="T2"/></text:p>
              <text:p text:style-name="P1"><text:span text:style-name="T3">+instance() : SettingsCenter</text:span></text:p>
              <text:p text:style-name="P1"><text:span text:style-name="T1">~getSetting(param: String) : String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.605cm" svg:y1="12.162cm" svg:x2="9.949cm" svg:y2="12.162cm">
              <text:p/>
            </draw:line>
            <draw:line draw:style-name="gr2" draw:text-style-name="P3" draw:layer="layout" svg:x1="1.605cm" svg:y1="12.404cm" svg:x2="9.949cm" svg:y2="12.404cm">
              <text:p/>
            </draw:line>
            <draw:connector draw:style-name="gr13" draw:text-style-name="P5" draw:layer="layout" svg:x1="5.777cm" svg:y1="13.402cm" svg:x2="9.949cm" svg:y2="12.531cm" draw:start-shape="id6" draw:start-glue-point="2" draw:end-shape="id6" svg:d="M5777 13402v501h4673v-1372h-501" svg:viewBox="0 0 4674 1373">
              <text:p/>
            </draw:connector>
            <draw:connector draw:style-name="gr14" draw:text-style-name="P5" draw:layer="layout" svg:x1="2.47cm" svg:y1="3.405cm" svg:x2="7.259cm" svg:y2="2.408cm" draw:start-shape="id1" draw:start-glue-point="3" draw:end-shape="id1" svg:d="M2470 3405h-502v-1498h5291v501" svg:viewBox="0 0 5292 1499">
              <text:p/>
            </draw:connector>
            <draw:frame draw:style-name="gr15" draw:text-style-name="P7" draw:layer="layout" svg:width="3.042cm" svg:height="0.662cm" svg:x="4.816cm" svg:y="1.254cm">
              <draw:text-box>
                <text:p><text:span text:style-name="T8">-</text:span><text:span text:style-name="T9">theInstance</text:span></text:p>
              </draw:text-box>
            </draw:frame>
            <draw:frame draw:style-name="gr15" draw:text-style-name="P7" draw:layer="layout" svg:width="3.042cm" svg:height="0.662cm" svg:x="5.116cm" svg:y="13.854cm">
              <draw:text-box>
                <text:p><text:span text:style-name="T8">-</text:span><text:span text:style-name="T9">theInstance</text:span></text:p>
              </draw:text-box>
            </draw:frame>
            <draw:frame draw:style-name="gr10" draw:text-style-name="P6" draw:layer="layout" svg:width="2.238cm" svg:height="0.683cm" svg:x="9.7cm" svg:y="10.702cm">
              <draw:text-box draw:corner-radius="2.032cm">
                <text:p><text:span text:style-name="T6">&lt;&lt;uses&gt;&gt;</text:span></text:p>
              </draw:text-box>
            </draw:frame>
            <draw:connector draw:style-name="gr16" draw:text-style-name="P5" draw:layer="layout" draw:type="line" svg:x1="9.32cm" svg:y1="8.272cm" svg:x2="11.917cm" svg:y2="8.029cm" draw:start-shape="id2" draw:start-glue-point="1" draw:end-shape="id7" draw:end-glue-point="3" svg:d="M9320 8272l2597-243" svg:viewBox="0 0 2598 244">
              <text:p/>
            </draw:connector>
          </draw:g>
        </draw:g>
        <draw:line draw:style-name="gr6" draw:text-style-name="P5" draw:layer="layout" svg:x1="11.795cm" svg:y1="9.89cm" svg:x2="8.747cm" svg:y2="11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25T21:03:31.353081248</dc:date>
    <meta:editing-duration>PT36M40S</meta:editing-duration>
    <meta:editing-cycles>11</meta:editing-cycles>
    <meta:document-statistic meta:object-count="37"/>
  </office:meta>
</office:document-meta>
</file>